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P6" style:family="paragraph" style:parent-style-name="Footer">
      <style:text-properties fo:language="fr" fo:country="FR"/>
    </style:style>
    <style:style style:name="P7" style:family="paragraph" style:parent-style-name="Standard">
      <style:paragraph-properties fo:text-align="justify" style:justify-single-word="false"/>
      <style:text-properties officeooo:paragraph-rsid="006850d2"/>
    </style:style>
    <style:style style:name="P8" style:family="paragraph" style:parent-style-name="Standard">
      <style:paragraph-properties fo:text-align="justify" style:justify-single-word="false"/>
      <style:text-properties officeooo:paragraph-rsid="006ead8e"/>
    </style:style>
    <style:style style:name="P9" style:family="paragraph" style:parent-style-name="Standard">
      <style:paragraph-properties fo:text-align="justify" style:justify-single-word="false"/>
      <style:text-properties officeooo:paragraph-rsid="0072219a"/>
    </style:style>
    <style:style style:name="P10"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language-asian="en" style:country-asian="US" style:font-size-complex="18pt" style:language-complex="ar" style:country-complex="SA"/>
    </style:style>
    <style:style style:name="P11" style:family="paragraph" style:parent-style-name="No_20_Spacing">
      <style:paragraph-properties fo:text-align="end" style:justify-single-word="false"/>
      <style:text-properties fo:text-transform="uppercase" fo:color="#262626" style:font-name="Calibri" fo:font-size="14pt" fo:language="fr" fo:country="FR" style:font-size-asian="14pt" style:language-asian="en" style:country-asian="US" style:font-size-complex="14pt" style:language-complex="ar" style:country-complex="SA"/>
    </style:style>
    <style:style style:name="P12" style:family="paragraph" style:parent-style-name="No_20_Spacing">
      <style:paragraph-properties fo:text-align="end" style:justify-single-word="false"/>
      <style:text-properties officeooo:paragraph-rsid="0014450f"/>
    </style:style>
    <style:style style:name="P13" style:family="paragraph" style:parent-style-name="Standard">
      <style:paragraph-properties fo:text-align="justify" style:justify-single-word="false" fo:break-before="page"/>
      <style:text-properties officeooo:paragraph-rsid="005d1692"/>
    </style:style>
    <style:style style:name="P14" style:family="paragraph" style:parent-style-name="Standard">
      <style:paragraph-properties fo:break-before="page"/>
      <style:text-properties style:font-name="Times New Roman" fo:font-size="18pt" fo:language="fr" fo:country="FR" fo:font-weight="bold" officeooo:rsid="005d1692" officeooo:paragraph-rsid="005d1692" style:font-size-asian="18pt" style:language-asian="en" style:country-asian="US" style:font-weight-asian="bold" style:font-size-complex="18pt" style:language-complex="ar" style:country-complex="SA" style:font-weight-complex="bold"/>
    </style:style>
    <style:style style:name="P15"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6872e6"/>
    </style:style>
    <style:style style:name="P16"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6b3461"/>
    </style:style>
    <style:style style:name="P17"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6da32a"/>
    </style:style>
    <style:style style:name="P18" style:family="paragraph" style:parent-style-name="Standard" style:master-page-name="">
      <loext:graphic-properties draw:fill="none"/>
      <style:paragraph-properties fo:margin-left="0cm" fo:margin-right="0cm" fo:margin-top="0.3cm" fo:margin-bottom="0cm" loext:contextual-spacing="false" style:line-height-at-least="0.423cm" fo:text-align="justify" style:justify-single-word="false" fo:orphans="2" fo:widows="2" fo:text-indent="0cm" style:auto-text-indent="false" style:page-number="auto" fo:background-color="transparent" style:writing-mode="lr-tb"/>
      <style:text-properties fo:font-variant="normal" fo:text-transform="none" fo:color="#000000" fo:letter-spacing="normal" officeooo:paragraph-rsid="0074b59d"/>
    </style:style>
    <style:style style:name="P19"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6ab8a5"/>
    </style:style>
    <style:style style:name="P20"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6ead8e"/>
    </style:style>
    <style:style style:name="P21" style:family="paragraph" style:parent-style-name="Standard">
      <loext:graphic-properties draw:fill="none"/>
      <style:paragraph-properties fo:margin-left="0cm" fo:margin-right="0cm" fo:margin-top="0.3cm" fo:margin-bottom="0cm" loext:contextual-spacing="false" style:line-height-at-least="0.423cm" fo:text-align="justify" style:justify-single-word="false" fo:orphans="2" fo:widows="2" fo:text-indent="0cm" style:auto-text-indent="false" fo:background-color="transparent" style:writing-mode="lr-tb"/>
      <style:text-properties fo:font-variant="normal" fo:text-transform="none" fo:color="#000000" fo:letter-spacing="normal" officeooo:paragraph-rsid="0074b59d"/>
    </style:style>
    <style:style style:name="P22" style:family="paragraph" style:parent-style-name="Text_20_body">
      <loext:graphic-properties draw:fill="none"/>
      <style:paragraph-properties fo:margin-left="0cm" fo:margin-right="0cm" fo:margin-top="0.3cm" fo:margin-bottom="0cm" loext:contextual-spacing="false" style:line-height-at-least="0.423cm" fo:text-align="justify" style:justify-single-word="false" fo:orphans="2" fo:widows="2" fo:text-indent="0cm" style:auto-text-indent="false" fo:background-color="transparent" style:writing-mode="lr-tb"/>
      <style:text-properties fo:font-variant="normal" fo:text-transform="none" fo:color="#000000" fo:letter-spacing="normal" officeooo:paragraph-rsid="00782314"/>
    </style:style>
    <style:style style:name="P23" style:family="paragraph" style:parent-style-name="Text_20_body">
      <loext:graphic-properties draw:fill="none"/>
      <style:paragraph-properties fo:margin-left="0cm" fo:margin-right="0cm" fo:margin-top="0.3cm" fo:margin-bottom="0cm" loext:contextual-spacing="false" style:line-height-at-least="0.423cm" fo:text-align="justify" style:justify-single-word="false" fo:orphans="2" fo:widows="2" fo:text-indent="0cm" style:auto-text-indent="false" fo:background-color="transparent" style:writing-mode="lr-tb"/>
      <style:text-properties fo:font-variant="normal" fo:text-transform="none" fo:color="#000000" fo:letter-spacing="normal" officeooo:paragraph-rsid="007df969"/>
    </style:style>
    <style:style style:name="P24" style:family="paragraph" style:parent-style-name="Text_20_body">
      <style:paragraph-properties fo:margin-left="0cm" fo:margin-right="0cm" fo:margin-top="0.3cm" fo:margin-bottom="0cm" loext:contextual-spacing="false" style:line-height-at-least="0.423cm" fo:text-align="justify" style:justify-single-word="false" fo:orphans="2" fo:widows="2" fo:text-indent="0cm" style:auto-text-indent="false"/>
      <style:text-properties fo:font-variant="normal" fo:text-transform="none" fo:color="#000000" fo:letter-spacing="normal" officeooo:paragraph-rsid="00765dc9"/>
    </style:style>
    <style:style style:name="P25" style:family="paragraph" style:parent-style-name="Text_20_body">
      <style:paragraph-properties fo:margin-left="0cm" fo:margin-right="0cm" fo:margin-top="0.3cm" fo:margin-bottom="0cm" loext:contextual-spacing="false" style:line-height-at-least="0.423cm" fo:text-align="justify" style:justify-single-word="false" fo:orphans="2" fo:widows="2" fo:text-indent="0cm" style:auto-text-indent="false"/>
      <style:text-properties fo:font-variant="normal" fo:text-transform="none" fo:color="#000000" fo:letter-spacing="normal" officeooo:paragraph-rsid="007b587f"/>
    </style:style>
    <style:style style:name="P26" style:family="paragraph" style:parent-style-name="Text_20_body">
      <style:paragraph-properties fo:margin-left="0cm" fo:margin-right="0cm" fo:margin-top="0cm" fo:margin-bottom="0cm" loext:contextual-spacing="false" style:line-height-at-least="0.423cm" fo:text-align="justify" style:justify-single-word="false" fo:orphans="2" fo:widows="2" fo:text-indent="0cm" style:auto-text-indent="false"/>
      <style:text-properties fo:font-variant="normal" fo:text-transform="none" fo:color="#000000" fo:letter-spacing="normal" officeooo:paragraph-rsid="007be1d8"/>
    </style:style>
    <style:style style:name="P27" style:family="paragraph" style:parent-style-name="Text_20_body">
      <loext:graphic-properties draw:fill="none"/>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writing-mode="lr-tb"/>
      <style:text-properties fo:font-variant="normal" fo:text-transform="none" fo:color="#000000" fo:letter-spacing="normal" officeooo:paragraph-rsid="007f9939"/>
    </style:style>
    <style:style style:name="P28" style:family="paragraph" style:parent-style-name="Standard">
      <style:paragraph-properties fo:margin-top="0.3cm" fo:margin-bottom="0cm" loext:contextual-spacing="false" fo:text-align="justify" style:justify-single-word="false"/>
      <style:text-properties officeooo:paragraph-rsid="006850d2"/>
    </style:style>
    <style:style style:name="P29" style:family="paragraph" style:parent-style-name="Standard">
      <style:paragraph-properties fo:margin-top="0.3cm" fo:margin-bottom="0cm" loext:contextual-spacing="false" fo:text-align="justify" style:justify-single-word="false"/>
      <style:text-properties officeooo:paragraph-rsid="0063b787"/>
    </style:style>
    <style:style style:name="P30" style:family="paragraph" style:parent-style-name="Standard">
      <style:paragraph-properties fo:margin-top="0.3cm" fo:margin-bottom="0cm" loext:contextual-spacing="false" fo:text-align="justify" style:justify-single-word="false"/>
      <style:text-properties officeooo:paragraph-rsid="006ead8e"/>
    </style:style>
    <style:style style:name="P31" style:family="paragraph" style:parent-style-name="Standard">
      <style:paragraph-properties fo:margin-top="0.3cm" fo:margin-bottom="0cm" loext:contextual-spacing="false" fo:text-align="justify" style:justify-single-word="false"/>
      <style:text-properties officeooo:paragraph-rsid="00714280"/>
    </style:style>
    <style:style style:name="P32" style:family="paragraph" style:parent-style-name="Standard">
      <style:paragraph-properties fo:margin-top="0.4cm" fo:margin-bottom="0cm" loext:contextual-spacing="false" fo:text-align="justify" style:justify-single-word="false"/>
      <style:text-properties officeooo:paragraph-rsid="005d1692"/>
    </style:style>
    <style:style style:name="P33" style:family="paragraph" style:parent-style-name="Standard">
      <style:paragraph-properties fo:margin-top="0cm" fo:margin-bottom="0cm" loext:contextual-spacing="false" fo:text-align="justify" style:justify-single-word="false"/>
      <style:text-properties officeooo:paragraph-rsid="007106bc"/>
    </style:style>
    <style:style style:name="P34" style:family="paragraph" style:parent-style-name="Standard">
      <style:paragraph-properties fo:margin-top="0cm" fo:margin-bottom="0cm" loext:contextual-spacing="false" fo:text-align="justify" style:justify-single-word="false"/>
      <style:text-properties officeooo:paragraph-rsid="007194e2"/>
    </style:style>
    <style:style style:name="P35"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36" style:family="paragraph">
      <loext:graphic-properties draw:fill="solid" draw:fill-color="#c0504d"/>
      <style:paragraph-properties fo:text-align="start"/>
    </style:style>
    <style:style style:name="P37" style:family="paragraph">
      <loext:graphic-properties draw:fill="solid" draw:fill-color="#4f81bd"/>
      <style:paragraph-properties fo:text-align="start"/>
    </style:style>
    <style:style style:name="P38" style:family="paragraph">
      <loext:graphic-properties draw:fill="none"/>
      <style:paragraph-properties fo:text-align="start"/>
      <style:text-properties fo:color="#000000" fo:font-size="18pt"/>
    </style:style>
    <style:style style:name="T1" style:family="text">
      <style:text-properties officeooo:rsid="0053cf07"/>
    </style:style>
    <style:style style:name="T2" style:family="text">
      <style:text-properties fo:language="fr" fo:country="FR" style:language-asian="en" style:country-asian="US" style:language-complex="ar" style:country-complex="SA"/>
    </style:style>
    <style:style style:name="T3" style:family="text">
      <style:text-properties fo:language="fr" fo:country="FR" officeooo:rsid="0036bed1" style:language-asian="en" style:country-asian="US" style:language-complex="ar" style:country-complex="SA"/>
    </style:style>
    <style:style style:name="T4" style:family="text">
      <style:text-properties officeooo:rsid="0036bed1"/>
    </style:style>
    <style:style style:name="T5" style:family="text">
      <style:text-properties fo:color="#000000" style:font-name="Times New Roman" fo:font-size="12pt" fo:language="fr" fo:country="FR" fo:font-weight="normal" officeooo:rsid="005781f7" style:font-size-asian="12pt" style:language-asian="en" style:country-asian="US" style:font-weight-asian="normal" style:font-size-complex="12pt" style:language-complex="ar" style:country-complex="SA" style:font-weight-complex="bold"/>
    </style:style>
    <style:style style:name="T6" style:family="text">
      <style:text-properties fo:color="#000000" style:font-name="Times New Roman" fo:font-size="12pt" fo:language="fr" fo:country="FR" fo:font-weight="normal" officeooo:rsid="005923f0" style:font-size-asian="12pt" style:language-asian="en" style:country-asian="US" style:font-weight-asian="normal" style:font-size-complex="12pt" style:language-complex="ar" style:country-complex="SA" style:font-weight-complex="bold"/>
    </style:style>
    <style:style style:name="T7" style:family="text">
      <style:text-properties fo:color="#000000" style:font-name="Times New Roman" fo:font-size="12pt" fo:language="fr" fo:country="FR" fo:font-weight="normal" officeooo:rsid="0059a57a" style:font-size-asian="12pt" style:language-asian="en" style:country-asian="US" style:font-weight-asian="normal" style:font-size-complex="12pt" style:language-complex="ar" style:country-complex="SA" style:font-weight-complex="bold"/>
    </style:style>
    <style:style style:name="T8" style:family="text">
      <style:text-properties fo:color="#000000" style:font-name="Times New Roman" fo:font-size="12pt" fo:language="fr" fo:country="FR" fo:font-weight="normal" officeooo:rsid="0059ba67" style:font-size-asian="12pt" style:language-asian="en" style:country-asian="US" style:font-weight-asian="normal" style:font-size-complex="12pt" style:language-complex="ar" style:country-complex="SA" style:font-weight-complex="bold"/>
    </style:style>
    <style:style style:name="T9" style:family="text">
      <style:text-properties fo:color="#000000" style:font-name="Times New Roman" fo:font-size="12pt" fo:language="fr" fo:country="FR" fo:font-weight="normal" officeooo:rsid="0059cadd"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61dace"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63b787"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6850d2"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6872e6"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68ca5d"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6ab8a5" style:font-size-asian="12pt" style:language-asian="en" style:country-asian="US" style:font-weight-asian="normal" style:font-size-complex="12pt" style:language-complex="ar" style:country-complex="SA" style:font-weight-complex="bold"/>
    </style:style>
    <style:style style:name="T16" style:family="text">
      <style:text-properties fo:color="#000000" style:font-name="Times New Roman" fo:font-size="12pt" fo:language="fr" fo:country="FR" fo:font-weight="normal" officeooo:rsid="006b3461"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6da32a"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6ead8e" style:font-size-asian="12pt" style:language-asian="en" style:country-asian="US" style:font-weight-asian="normal" style:font-size-complex="12pt" style:language-complex="ar" style:country-complex="SA" style:font-weight-complex="bold"/>
    </style:style>
    <style:style style:name="T19" style:family="text">
      <style:text-properties fo:color="#000000" style:font-name="Times New Roman" fo:font-size="12pt" fo:language="fr" fo:country="FR" fo:font-weight="normal" officeooo:rsid="007106bc" style:font-size-asian="12pt" style:language-asian="en" style:country-asian="US" style:font-weight-asian="normal" style:font-size-complex="12pt" style:language-complex="ar" style:country-complex="SA" style:font-weight-complex="bold"/>
    </style:style>
    <style:style style:name="T20" style:family="text">
      <style:text-properties fo:color="#000000" style:font-name="Times New Roman" fo:font-size="12pt" fo:language="fr" fo:country="FR" fo:font-weight="normal" officeooo:rsid="00714280" style:font-size-asian="12pt" style:language-asian="en" style:country-asian="US" style:font-weight-asian="normal" style:font-size-complex="12pt" style:language-complex="ar" style:country-complex="SA" style:font-weight-complex="bold"/>
    </style:style>
    <style:style style:name="T21" style:family="text">
      <style:text-properties fo:color="#000000" style:font-name="Times New Roman" fo:font-size="12pt" fo:language="fr" fo:country="FR" fo:font-weight="normal" officeooo:rsid="007194e2" style:font-size-asian="12pt" style:language-asian="en" style:country-asian="US" style:font-weight-asian="normal" style:font-size-complex="12pt" style:language-complex="ar" style:country-complex="SA" style:font-weight-complex="bold"/>
    </style:style>
    <style:style style:name="T22" style:family="text">
      <style:text-properties fo:color="#000000" style:font-name="Times New Roman" fo:font-size="12pt" fo:language="fr" fo:country="FR" fo:font-weight="normal" officeooo:rsid="0072219a" style:font-size-asian="12pt" style:language-asian="en" style:country-asian="US" style:font-weight-asian="normal" style:font-size-complex="12pt" style:language-complex="ar" style:country-complex="SA" style:font-weight-complex="bold"/>
    </style:style>
    <style:style style:name="T23" style:family="text">
      <style:text-properties fo:color="#000000" style:font-name="Times New Roman" fo:font-size="12pt" fo:language="fr" fo:country="FR" fo:font-weight="normal" officeooo:rsid="0074d7e0" style:font-size-asian="12pt" style:language-asian="en" style:country-asian="US" style:font-weight-asian="normal" style:font-size-complex="12pt" style:language-complex="ar" style:country-complex="SA" style:font-weight-complex="bold"/>
    </style:style>
    <style:style style:name="T24" style:family="text">
      <style:text-properties fo:color="#000000" style:font-name="Times New Roman" fo:font-size="12pt" fo:language="fr" fo:country="FR" fo:font-weight="normal" officeooo:rsid="0079e4be" style:font-size-asian="12pt" style:language-asian="en" style:country-asian="US" style:font-weight-asian="normal" style:font-size-complex="12pt" style:language-complex="ar" style:country-complex="SA" style:font-weight-complex="bold"/>
    </style:style>
    <style:style style:name="T25" style:family="text">
      <style:text-properties fo:color="#000000" style:font-name="Times New Roman" fo:font-size="12pt" fo:language="fr" fo:country="FR" fo:font-weight="normal" officeooo:rsid="006872e6" style:font-size-asian="12pt" style:language-asian="en" style:country-asian="US" style:font-weight-asian="normal" style:font-size-complex="12pt" style:language-complex="ar" style:country-complex="SA" style:font-weight-complex="normal"/>
    </style:style>
    <style:style style:name="T26" style:family="text">
      <style:text-properties fo:color="#000000" style:font-name="Times New Roman" fo:font-size="12pt" fo:language="fr" fo:country="FR" fo:font-weight="normal" officeooo:rsid="006da32a" style:font-size-asian="12pt" style:language-asian="en" style:country-asian="US" style:font-weight-asian="normal" style:font-size-complex="12pt" style:language-complex="ar" style:country-complex="SA" style:font-weight-complex="normal"/>
    </style:style>
    <style:style style:name="T27" style:family="text">
      <style:text-properties fo:color="#000000" style:font-name="Times New Roman" fo:font-size="18pt" fo:language="fr" fo:country="FR" fo:font-weight="bold" officeooo:rsid="005923f0" style:font-size-asian="18pt" style:language-asian="en" style:country-asian="US" style:font-weight-asian="bold" style:font-size-complex="18pt" style:language-complex="ar" style:country-complex="SA" style:font-weight-complex="bold"/>
    </style:style>
    <style:style style:name="T28" style:family="text">
      <style:text-properties fo:color="#000000" style:font-name="Times New Roman" fo:font-size="18pt" fo:language="fr" fo:country="FR" fo:font-weight="bold" officeooo:rsid="005d1692" style:font-size-asian="18pt" style:language-asian="en" style:country-asian="US" style:font-weight-asian="bold" style:font-size-complex="18pt" style:language-complex="ar" style:country-complex="SA" style:font-weight-complex="bold"/>
    </style:style>
    <style:style style:name="T29" style:family="text">
      <style:text-properties officeooo:rsid="00246b46"/>
    </style:style>
    <style:style style:name="T30" style:family="text">
      <style:text-properties style:font-name="Times New Roman" fo:font-size="18pt" fo:language="fr" fo:country="FR" fo:font-style="normal" fo:font-weight="bold" officeooo:rsid="005e1774" style:font-size-asian="18pt" style:language-asian="en" style:country-asian="US" style:font-weight-asian="bold" style:font-size-complex="18pt" style:language-complex="ar" style:country-complex="SA" style:font-weight-complex="bold"/>
    </style:style>
    <style:style style:name="T31" style:family="text">
      <style:text-properties style:font-name="Times New Roman" fo:font-size="12pt" fo:language="fr" fo:country="FR" fo:font-style="normal" fo:font-weight="normal" officeooo:rsid="005d1692" style:font-size-asian="10.5pt" style:language-asian="en" style:country-asian="US" style:font-weight-asian="normal" style:font-size-complex="12pt" style:language-complex="ar" style:country-complex="SA" style:font-weight-complex="bold"/>
    </style:style>
    <style:style style:name="T32" style:family="text">
      <style:text-properties style:font-name="Times New Roman" fo:font-size="12pt" fo:language="fr" fo:country="FR" fo:font-style="normal" fo:font-weight="normal" officeooo:rsid="00765dc9" style:font-size-asian="10.5pt" style:language-asian="en" style:country-asian="US" style:font-weight-asian="normal" style:font-size-complex="12pt" style:language-complex="ar" style:country-complex="SA" style:font-weight-complex="bold"/>
    </style:style>
    <style:style style:name="T33" style:family="text">
      <style:text-properties style:font-name="Times New Roman" fo:font-size="12pt" fo:language="fr" fo:country="FR" fo:font-style="normal" fo:font-weight="normal" officeooo:rsid="00782314" style:font-size-asian="10.5pt" style:language-asian="en" style:country-asian="US" style:font-weight-asian="normal" style:font-size-complex="12pt" style:language-complex="ar" style:country-complex="SA" style:font-weight-complex="bold"/>
    </style:style>
    <style:style style:name="T34" style:family="text">
      <style:text-properties style:font-name="Times New Roman" fo:font-size="12pt" fo:language="fr" fo:country="FR" fo:font-style="normal" fo:font-weight="normal" officeooo:rsid="0078a68c" style:font-size-asian="10.5pt" style:language-asian="en" style:country-asian="US" style:font-weight-asian="normal" style:font-size-complex="12pt" style:language-complex="ar" style:country-complex="SA" style:font-weight-complex="bold"/>
    </style:style>
    <style:style style:name="T35" style:family="text">
      <style:text-properties style:font-name="Times New Roman" fo:font-size="12pt" fo:language="fr" fo:country="FR" fo:font-style="normal" fo:font-weight="normal" officeooo:rsid="0079e4be" style:font-size-asian="10.5pt" style:language-asian="en" style:country-asian="US" style:font-weight-asian="normal" style:font-size-complex="12pt" style:language-complex="ar" style:country-complex="SA" style:font-weight-complex="bold"/>
    </style:style>
    <style:style style:name="T36" style:family="text">
      <style:text-properties style:font-name="Times New Roman" fo:font-size="12pt" fo:language="fr" fo:country="FR" fo:font-style="normal" fo:font-weight="normal" officeooo:rsid="007b587f" style:font-size-asian="10.5pt" style:language-asian="en" style:country-asian="US" style:font-weight-asian="normal" style:font-size-complex="12pt" style:language-complex="ar" style:country-complex="SA" style:font-weight-complex="bold"/>
    </style:style>
    <style:style style:name="T37" style:family="text">
      <style:text-properties style:font-name="Times New Roman" fo:font-size="12pt" fo:language="fr" fo:country="FR" fo:font-style="normal" fo:font-weight="normal" officeooo:rsid="007be1d8" style:font-size-asian="10.5pt" style:language-asian="en" style:country-asian="US" style:font-weight-asian="normal" style:font-size-complex="12pt" style:language-complex="ar" style:country-complex="SA" style:font-weight-complex="bold"/>
    </style:style>
    <style:style style:name="T38" style:family="text">
      <style:text-properties style:font-name="Times New Roman" fo:font-size="12pt" fo:language="fr" fo:country="FR" fo:font-style="normal" fo:font-weight="normal" officeooo:rsid="007c6003" style:font-size-asian="10.5pt" style:language-asian="en" style:country-asian="US" style:font-weight-asian="normal" style:font-size-complex="12pt" style:language-complex="ar" style:country-complex="SA" style:font-weight-complex="bold"/>
    </style:style>
    <style:style style:name="T39" style:family="text">
      <style:text-properties style:font-name="Times New Roman" fo:font-size="12pt" fo:language="fr" fo:country="FR" fo:font-style="normal" fo:font-weight="normal" officeooo:rsid="007c73db" style:font-size-asian="10.5pt" style:language-asian="en" style:country-asian="US" style:font-weight-asian="normal" style:font-size-complex="12pt" style:language-complex="ar" style:country-complex="SA" style:font-weight-complex="bold"/>
    </style:style>
    <style:style style:name="T40" style:family="text">
      <style:text-properties style:font-name="Times New Roman" fo:font-size="12pt" fo:language="fr" fo:country="FR" fo:font-style="normal" fo:font-weight="normal" officeooo:rsid="007df969" style:font-size-asian="10.5pt" style:language-asian="en" style:country-asian="US" style:font-weight-asian="normal" style:font-size-complex="12pt" style:language-complex="ar" style:country-complex="SA" style:font-weight-complex="bold"/>
    </style:style>
    <style:style style:name="T41" style:family="text">
      <style:text-properties style:font-name="Times New Roman" fo:font-size="12pt" fo:language="fr" fo:country="FR" fo:font-style="normal" fo:font-weight="normal" officeooo:rsid="007f9939" style:font-size-asian="10.5pt" style:language-asian="en" style:country-asian="US" style:font-weight-asian="normal" style:font-size-complex="12pt" style:language-complex="ar" style:country-complex="SA" style:font-weight-complex="bold"/>
    </style:style>
    <style:style style:name="T42" style:family="text">
      <style:text-properties style:font-name="Times New Roman" fo:font-size="12pt" fo:language="fr" fo:country="FR" fo:font-style="normal" fo:font-weight="normal" officeooo:rsid="00811e59" style:font-size-asian="10.5pt" style:language-asian="en" style:country-asian="US" style:font-weight-asian="normal" style:font-size-complex="12pt" style:language-complex="ar" style:country-complex="SA" style:font-weight-complex="bold"/>
    </style:style>
    <style:style style:name="T43" style:family="text">
      <style:text-properties style:font-name="Times New Roman" fo:font-size="12pt" fo:language="fr" fo:country="FR" fo:font-style="normal" fo:font-weight="normal" officeooo:rsid="0081c3ea" style:font-size-asian="10.5pt" style:language-asian="en" style:country-asian="US" style:font-weight-asian="normal" style:font-size-complex="12pt" style:language-complex="ar" style:country-complex="SA" style:font-weight-complex="bold"/>
    </style:style>
    <style:style style:name="T44" style:family="text">
      <style:text-properties style:font-name="Times New Roman" fo:font-size="12pt" fo:language="fr" fo:country="FR" fo:font-style="normal" fo:font-weight="normal" officeooo:rsid="008343b3" style:font-size-asian="10.5pt" style:language-asian="en" style:country-asian="US" style:font-weight-asian="normal" style:font-size-complex="12pt" style:language-complex="ar" style:country-complex="SA" style:font-weight-complex="bold"/>
    </style:style>
    <style:style style:name="T45" style:family="text">
      <style:text-properties style:font-name="Times New Roman" fo:font-size="12pt" fo:language="fr" fo:country="FR" fo:font-style="normal" fo:font-weight="normal" officeooo:rsid="00842e4d" style:font-size-asian="10.5pt" style:language-asian="en" style:country-asian="US" style:font-weight-asian="normal" style:font-size-complex="12pt" style:language-complex="ar" style:country-complex="SA" style:font-weight-complex="bold"/>
    </style:style>
    <style:style style:name="T46" style:family="text">
      <style:text-properties style:font-name="Times New Roman" fo:font-size="12pt" fo:language="fr" fo:country="FR" fo:font-style="normal" fo:font-weight="normal" officeooo:rsid="00854eeb" style:font-size-asian="10.5pt" style:language-asian="en" style:country-asian="US" style:font-weight-asian="normal" style:font-size-complex="12pt" style:language-complex="ar" style:country-complex="SA" style:font-weight-complex="bold"/>
    </style:style>
    <style:style style:name="T47" style:family="text">
      <style:text-properties fo:text-transform="uppercase" fo:color="#17365d" style:font-name="Calibri" fo:font-size="48pt" fo:language="fr" fo:country="FR" officeooo:rsid="0014450f" style:font-size-asian="48pt" style:language-asian="en" style:country-asian="US" style:font-size-complex="48pt" style:language-complex="ar" style:country-complex="SA"/>
    </style:style>
    <style:style style:name="T48" style:family="text">
      <style:text-properties fo:text-transform="uppercase" fo:color="#17365d" style:font-name="Calibri" fo:font-size="48pt" fo:language="fr" fo:country="FR" officeooo:rsid="0053cf07" style:font-size-asian="48pt" style:language-asian="en" style:country-asian="US" style:font-size-complex="48pt" style:language-complex="ar" style:country-complex="SA"/>
    </style:style>
    <style:style style:name="T49" style:family="text">
      <style:text-properties fo:text-transform="uppercase" fo:color="#17365d" style:font-name="Calibri" fo:font-size="48pt" fo:language="fr" fo:country="FR" officeooo:rsid="0061dace" style:font-size-asian="48pt" style:language-asian="en" style:country-asian="US" style:font-size-complex="48pt" style:language-complex="ar" style:country-complex="SA"/>
    </style:style>
    <style:style style:name="T50" style:family="text">
      <style:text-properties fo:color="#000099" style:font-name="Times New Roman"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51" style:family="text">
      <style:text-properties fo:color="#000099" style:font-name="Times New Roman" fo:font-size="18pt" fo:language="fr" fo:country="FR" fo:font-weight="bold" officeooo:rsid="006ab8a5" style:font-size-asian="18pt" style:language-asian="en" style:country-asian="US" style:font-weight-asian="bold" style:font-size-complex="18pt" style:language-complex="ar" style:country-complex="SA" style:font-weight-complex="bold"/>
    </style:style>
    <style:style style:name="T52" style:family="text">
      <style:text-properties fo:color="#000099" style:font-name="Times New Roman" fo:font-size="18pt" fo:language="fr" fo:country="FR" fo:font-weight="bold" officeooo:rsid="006b3461" style:font-size-asian="18pt" style:language-asian="en" style:country-asian="US" style:font-weight-asian="bold" style:font-size-complex="18pt" style:language-complex="ar" style:country-complex="SA" style:font-weight-complex="bold"/>
    </style:style>
    <style:style style:name="T53" style:family="text">
      <style:text-properties fo:color="#000099" style:font-name="Times New Roman" fo:font-size="18pt" fo:language="fr" fo:country="FR" fo:font-weight="bold" officeooo:rsid="0079e4be" style:font-size-asian="18pt" style:language-asian="en" style:country-asian="US" style:font-weight-asian="bold" style:font-size-complex="18pt" style:language-complex="ar" style:country-complex="SA" style:font-weight-complex="bold"/>
    </style:style>
    <style:style style:name="T54" style:family="text">
      <style:text-properties fo:color="#000099" style:font-name="Times New Roman" fo:font-size="18pt" fo:language="fr" fo:country="FR" fo:font-style="normal" fo:font-weight="bold" officeooo:rsid="006872e6" style:font-size-asian="18pt" style:language-asian="en" style:country-asian="US" style:font-weight-asian="bold" style:font-size-complex="18pt" style:language-complex="ar" style:country-complex="SA" style:font-weight-complex="bold"/>
    </style:style>
    <style:style style:name="T55" style:family="text">
      <style:text-properties fo:color="#000099" style:font-name="Times New Roman" fo:font-size="18pt" fo:language="fr" fo:country="FR" fo:font-style="normal" fo:font-weight="bold" officeooo:rsid="006ab8a5" style:font-size-asian="18pt" style:language-asian="en" style:country-asian="US" style:font-weight-asian="bold" style:font-size-complex="18pt" style:language-complex="ar" style:country-complex="SA" style:font-weight-complex="bold"/>
    </style:style>
    <style:style style:name="T56" style:family="text">
      <style:text-properties fo:color="#000099" style:font-name="Times New Roman" fo:font-size="18pt" fo:language="fr" fo:country="FR" fo:font-style="normal" fo:font-weight="bold" officeooo:rsid="00765dc9" style:font-size-asian="18pt" style:language-asian="en" style:country-asian="US" style:font-weight-asian="bold" style:font-size-complex="18pt" style:language-complex="ar" style:country-complex="SA" style:font-weight-complex="bold"/>
    </style:style>
    <style:style style:name="T57" style:family="text">
      <style:text-properties fo:color="#000099" style:font-name="Times New Roman" fo:font-size="18pt" fo:language="fr" fo:country="FR" fo:font-style="normal" fo:font-weight="bold" officeooo:rsid="00782314" style:font-size-asian="18pt" style:language-asian="en" style:country-asian="US" style:font-weight-asian="bold" style:font-size-complex="18pt" style:language-complex="ar" style:country-complex="SA" style:font-weight-complex="bold"/>
    </style:style>
    <style:style style:name="T58" style:family="text">
      <style:text-properties fo:color="#000099" style:font-name="Times New Roman" fo:font-size="18pt" fo:language="fr" fo:country="FR" fo:font-style="normal" fo:font-weight="bold" officeooo:rsid="0079133a" style:font-size-asian="18pt" style:language-asian="en" style:country-asian="US" style:font-weight-asian="bold" style:font-size-complex="18pt" style:language-complex="ar" style:country-complex="SA" style:font-weight-complex="bold"/>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bottom"/>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cm" draw:fill="none" draw:textarea-vertical-align="bottom" draw:auto-grow-height="false" fo:min-height="13.402cm" fo:min-width="15.702cm" fo:padding-top="0cm" fo:padding-bottom="0cm" fo:padding-left="0cm" fo:padding-right="0cm" fo:wrap-option="wrap" style:protect="position size"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style:style>
    <style:style style:name="gr5"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custom-shape text:anchor-type="paragraph" draw:z-index="1" draw:name="Zone de texte 113" draw:style-name="gr4" draw:text-style-name="P38" svg:width="15.701cm" svg:height="13.401cm" svg:x="3.851cm" svg:y="-0.319cm"><text:p text:style-name="P12"><text:span text:style-name="T47">Compte rendu sur </text:span><text:span text:style-name="T48">une conférence métier : </text:span><text:span text:style-name="T49">L’informatique décisionn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Zone de texte 112" draw:style-name="gr5" draw:text-style-name="P38"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1" draw:style-name="gr6" draw:text-style-name="P38" svg:width="15.703cm" svg:height="10.877cm" svg:x="16.328cm" svg:y="57.3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36"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37"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Cadre21" text:anchor-type="paragraph" svg:x="1.374cm" svg:y="21.163cm" svg:width="15.822cm" svg:height="2.441cm" draw:z-index="5"><draw:text-box><text:p text:style-name="P10">Julien GIRAUD<text:span text:style-name="T29"> - g1s3</text:span></text:p><text:p text:style-name="P11">Université Lyon 1</text:p></draw:text-box></draw:frame></text:p>
      <text:p text:style-name="P14">Introduction</text:p>
      <text:p text:style-name="P29"><text:span text:style-name="Police_20_par_20_défaut"><text:span text:style-name="T10"><text:tab/>Il s’agit de la conférence sur l’informatique décisionnel, aussi appelé BI pour Business Intelligence. La conférence s’est déroulé le jeudi 17 janvier </text:span></text:span><text:span text:style-name="Police_20_par_20_défaut"><text:span text:style-name="T11">dans l’amphithéâtre n°7 du bâtiment Thémis sur la Doua. Elle a été tenue par Nadia Mahjoub, </text:span></text:span><text:span text:style-name="Police_20_par_20_défaut"><text:span text:style-name="T14">consultante en</text:span></text:span><text:span text:style-name="Police_20_par_20_défaut"><text:span text:style-name="T11"> </text:span></text:span><text:span text:style-name="Police_20_par_20_défaut"><text:span text:style-name="T14">« supporting » chez</text:span></text:span><text:span text:style-name="Police_20_par_20_défaut"><text:span text:style-name="T11"> DIMO Software. Il s’agit d’une entreprise internationale de services du numérique (SSII) </text:span></text:span><text:span text:style-name="Police_20_par_20_défaut"><text:span text:style-name="T5">spécialisé</text:span></text:span><text:span text:style-name="Police_20_par_20_défaut"><text:span text:style-name="T11">e</text:span></text:span><text:span text:style-name="Police_20_par_20_défaut"><text:span text:style-name="T5"> dans les ERP et </text:span></text:span><text:span text:style-name="Police_20_par_20_défaut"><text:span text:style-name="T11">la BI.</text:span></text:span></text:p>
      <text:p text:style-name="P32"><text:span text:style-name="Police_20_par_20_défaut"><text:span text:style-name="T27">Partie 1 : </text:span></text:span><text:span text:style-name="Police_20_par_20_défaut"><text:span text:style-name="T28">Synthèse de l’intervention</text:span></text:span></text:p>
      <text:p text:style-name="P15"><text:bookmark-start text:name="__DdeLink__271_1992148512"/><text:span text:style-name="Police_20_par_20_défaut"><text:span text:style-name="T50"><text:tab/></text:span></text:span><text:bookmark-end text:name="__DdeLink__271_1992148512"/><text:span text:style-name="Police_20_par_20_défaut"><text:span text:style-name="T52">Déroulement de l’intervention</text:span></text:span></text:p>
      <text:p text:style-name="P28"><text:span text:style-name="Police_20_par_20_défaut"><text:span text:style-name="T12"><text:tab/></text:span></text:span><text:span text:style-name="Police_20_par_20_défaut"><text:span text:style-name="T13">La conférence</text:span></text:span><text:span text:style-name="Police_20_par_20_défaut"><text:span text:style-name="T12"> a commencé </text:span></text:span><text:span text:style-name="Police_20_par_20_défaut"><text:span text:style-name="T15">en douceur avec</text:span></text:span><text:span text:style-name="Police_20_par_20_défaut"><text:span text:style-name="T12"> </text:span></text:span><text:span text:style-name="Police_20_par_20_défaut"><text:span text:style-name="T13">une </text:span></text:span><text:span text:style-name="Police_20_par_20_défaut"><text:span text:style-name="T12">présent</text:span></text:span><text:span text:style-name="Police_20_par_20_défaut"><text:span text:style-name="T13">ation</text:span></text:span><text:span text:style-name="Police_20_par_20_défaut"><text:span text:style-name="T12"> </text:span></text:span><text:span text:style-name="Police_20_par_20_défaut"><text:span text:style-name="T13">de DIMO Software</text:span></text:span><text:span text:style-name="Police_20_par_20_défaut"><text:span text:style-name="T12">, sa porté internationale </text:span></text:span><text:span text:style-name="Police_20_par_20_défaut"><text:span text:style-name="T14">et</text:span></text:span><text:span text:style-name="Police_20_par_20_défaut"><text:span text:style-name="T12"> ses spéciali</text:span></text:span><text:span text:style-name="Police_20_par_20_défaut"><text:span text:style-name="T14">t</text:span></text:span><text:span text:style-name="Police_20_par_20_défaut"><text:span text:style-name="T12">és ; puis </text:span></text:span><text:span text:style-name="Police_20_par_20_défaut"><text:span text:style-name="T13">N</text:span></text:span><text:span text:style-name="Police_20_par_20_défaut"><text:span text:style-name="T14">adia</text:span></text:span><text:span text:style-name="Police_20_par_20_défaut"><text:span text:style-name="T12"> nous </text:span></text:span><text:span text:style-name="Police_20_par_20_défaut"><text:span text:style-name="T15">a parlé du </text:span></text:span><text:span text:style-name="Police_20_par_20_défaut"><text:span text:style-name="T14">« </text:span></text:span><text:span text:style-name="Police_20_par_20_défaut"><text:span text:style-name="T12">support consulting </text:span></text:span><text:span text:style-name="Police_20_par_20_défaut"><text:span text:style-name="T14">»</text:span></text:span><text:span text:style-name="Police_20_par_20_défaut"><text:span text:style-name="T12">, en partant de l’exemple de <text:s/>son entreprise p</text:span></text:span><text:span text:style-name="Police_20_par_20_défaut"><text:span text:style-name="T15">our finir</text:span></text:span><text:span text:style-name="Police_20_par_20_défaut"><text:span text:style-name="T12"> de façon globale.</text:span></text:span></text:p>
      <text:p text:style-name="P7"><text:span text:style-name="Police_20_par_20_défaut"><text:span text:style-name="T15">Une fois cette introduction terminée, </text:span></text:span><text:span text:style-name="Police_20_par_20_défaut"><text:span text:style-name="T12">elle a commencé à nous parler de </text:span></text:span><text:span text:style-name="Police_20_par_20_défaut"><text:span text:style-name="T16">la </text:span></text:span><text:span text:style-name="Police_20_par_20_défaut"><text:span text:style-name="T12">BI </text:span></text:span><text:span text:style-name="Police_20_par_20_défaut"><text:span text:style-name="T15">et </text:span></text:span><text:span text:style-name="Police_20_par_20_défaut"><text:span text:style-name="T12">nous a donné le plan de sa présentation tout en </text:span></text:span><text:span text:style-name="Police_20_par_20_défaut"><text:span text:style-name="T15">illustrant</text:span></text:span><text:span text:style-name="Police_20_par_20_défaut"><text:span text:style-name="T12"> chacune des parties </text:span></text:span><text:span text:style-name="Police_20_par_20_défaut"><text:span text:style-name="T21">avec</text:span></text:span><text:span text:style-name="Police_20_par_20_défaut"><text:span text:style-name="T15"> un exemple</text:span></text:span><text:span text:style-name="Police_20_par_20_défaut"><text:span text:style-name="T12">. </text:span></text:span><text:span text:style-name="Police_20_par_20_défaut"><text:span text:style-name="T16">Nous avons eu une présentation de quelques outils de BI avec leur <text:s/>fonctionnement, à chaque fois avec un exemple concret pour illustrer la pertinence de l’outil.</text:span></text:span></text:p>
      <text:p text:style-name="P8"><text:span text:style-name="Police_20_par_20_défaut"><text:span text:style-name="T22">E</text:span></text:span><text:span text:style-name="Police_20_par_20_défaut"><text:span text:style-name="T21">nsuite </text:span></text:span><text:span text:style-name="Police_20_par_20_défaut"><text:span text:style-name="T22">nous avons</text:span></text:span><text:span text:style-name="Police_20_par_20_défaut"><text:span text:style-name="T21"> </text:span></text:span><text:span text:style-name="Police_20_par_20_défaut"><text:span text:style-name="T18">vu </text:span></text:span><text:span text:style-name="Police_20_par_20_défaut"><text:span text:style-name="T6">les domaines fonctionnels de la BI illustré</text:span></text:span><text:span text:style-name="Police_20_par_20_défaut"><text:span text:style-name="T18">s</text:span></text:span><text:span text:style-name="Police_20_par_20_défaut"><text:span text:style-name="T6"> avec </text:span></text:span><text:span text:style-name="Police_20_par_20_défaut"><text:span text:style-name="T7">des cas concrets. </text:span></text:span><text:span text:style-name="Police_20_par_20_défaut"><text:span text:style-name="T18">Par exemple</text:span></text:span><text:span text:style-name="Police_20_par_20_défaut"><text:span text:style-name="T7"> <text:s/>le suivi des coûts industriel avec l’exemple du prix unitaire de l’iPhone, ou encore la gestion RH avec </text:span></text:span><text:span text:style-name="Police_20_par_20_défaut"><text:span text:style-name="T18">un tableau de bord montrant </text:span></text:span><text:span text:style-name="Police_20_par_20_défaut"><text:span text:style-name="T7">les indicateurs d’effectifs / contrats / turnover.</text:span></text:span></text:p>
      <text:p text:style-name="P9"><text:span text:style-name="Police_20_par_20_défaut"><text:span text:style-name="T21">P</text:span></text:span><text:span text:style-name="Police_20_par_20_défaut"><text:span text:style-name="T22">uis</text:span></text:span><text:span text:style-name="Police_20_par_20_défaut"><text:span text:style-name="T21"> n</text:span></text:span><text:span text:style-name="Police_20_par_20_défaut"><text:span text:style-name="T7">ous avons </text:span></text:span><text:span text:style-name="Police_20_par_20_défaut"><text:span text:style-name="T21">parlé du fonctionnement de ces outils. Pour cela Nadia nous a introduit les</text:span></text:span><text:span text:style-name="Police_20_par_20_défaut"><text:span text:style-name="T19"> </text:span></text:span><text:span text:style-name="Police_20_par_20_défaut"><text:span text:style-name="T21">concepts</text:span></text:span><text:span text:style-name="Police_20_par_20_défaut"><text:span text:style-name="T19"> de dimension, </text:span></text:span><text:span text:style-name="Police_20_par_20_défaut"><text:span text:style-name="T20">de modèle </text:span></text:span><text:span text:style-name="Police_20_par_20_défaut"><text:span text:style-name="T21">ainsi que de collecte et intégration des données</text:span></text:span><text:span text:style-name="Police_20_par_20_défaut"><text:span text:style-name="T7">. </text:span></text:span><text:span text:style-name="Police_20_par_20_défaut"><text:span text:style-name="T22">Enfin, nous avons vu un exemple d’ETL, un </text:span></text:span><text:span text:style-name="Police_20_par_20_défaut"><text:span text:style-name="T9">outil qui permet de faire de la maintenance de données avec une interface graphique, </text:span></text:span><text:span text:style-name="Police_20_par_20_défaut"><text:span text:style-name="T22">le but étant de se passer de</text:span></text:span><text:span text:style-name="Police_20_par_20_défaut"><text:span text:style-name="T9"> <text:s/>PL-SQL </text:span></text:span><text:span text:style-name="Police_20_par_20_défaut"><text:span text:style-name="T22">pour rendre la maintenance plus accessible.</text:span></text:span></text:p>
      <text:p text:style-name="P9"><text:span text:style-name="Police_20_par_20_défaut"><text:span text:style-name="T22">Pour finir nous avons échangé quelques minutes </text:span></text:span><text:span text:style-name="Police_20_par_20_défaut"><text:span text:style-name="T23">avec des</text:span></text:span><text:span text:style-name="Police_20_par_20_défaut"><text:span text:style-name="T22"> question-réponses.</text:span></text:span></text:p>
      <text:p text:style-name="P17"><text:span text:style-name="Police_20_par_20_défaut"><text:span text:style-name="T50"><text:tab/>D</text:span></text:span><text:span text:style-name="Police_20_par_20_défaut"><text:span text:style-name="T53">éfinition de l</text:span></text:span><text:span text:style-name="Police_20_par_20_défaut"><text:span text:style-name="T51">a BI</text:span></text:span></text:p>
      <text:p text:style-name="P20"><text:span text:style-name="Police_20_par_20_défaut"><text:span text:style-name="T25"><text:tab/></text:span></text:span><text:span text:style-name="Police_20_par_20_défaut"><text:span text:style-name="T26">La BI est un domaine </text:span></text:span><text:span text:style-name="Police_20_par_20_défaut"><text:span text:style-name="T6">à mi chemin entre les services informatiques et les services métiers. </text:span></text:span><text:span text:style-name="Police_20_par_20_défaut"><text:span text:style-name="T17">C</text:span></text:span><text:span text:style-name="Police_20_par_20_défaut"><text:span text:style-name="T6">ela nécessite des qualités particulières </text:span></text:span><text:span text:style-name="Police_20_par_20_défaut"><text:span text:style-name="T17">car il faut</text:span></text:span><text:span text:style-name="Police_20_par_20_défaut"><text:span text:style-name="T6"> </text:span></text:span><text:span text:style-name="Police_20_par_20_défaut"><text:span text:style-name="T17">à la fois des </text:span></text:span><text:span text:style-name="Police_20_par_20_défaut"><text:span text:style-name="T6">connaissances en informatique </text:span></text:span><text:span text:style-name="Police_20_par_20_défaut"><text:span text:style-name="T17">(essentiellement en </text:span></text:span><text:span text:style-name="Police_20_par_20_défaut"><text:span text:style-name="T6">base de données</text:span></text:span><text:span text:style-name="Police_20_par_20_défaut"><text:span text:style-name="T17">)</text:span></text:span><text:span text:style-name="Police_20_par_20_défaut"><text:span text:style-name="T6"> mais </text:span></text:span><text:span text:style-name="Police_20_par_20_défaut"><text:span text:style-name="T17">il faut </text:span></text:span><text:span text:style-name="Police_20_par_20_défaut"><text:span text:style-name="T6">aussi</text:span></text:span><text:span text:style-name="Police_20_par_20_défaut"><text:span text:style-name="T17"> bien connaître le</text:span></text:span><text:span text:style-name="Police_20_par_20_défaut"><text:span text:style-name="T6"> métier </text:span></text:span><text:span text:style-name="Police_20_par_20_défaut"><text:span text:style-name="T17">dont il est question et avoir</text:span></text:span><text:span text:style-name="Police_20_par_20_défaut"><text:span text:style-name="T6"> </text:span></text:span><text:span text:style-name="Police_20_par_20_défaut"><text:span text:style-name="T17">une forte</text:span></text:span><text:span text:style-name="Police_20_par_20_défaut"><text:span text:style-name="T6"> capacité d’adaptation. </text:span></text:span><text:span text:style-name="Police_20_par_20_défaut"><text:span text:style-name="T18">Cela prend la forme d’un tableau de bord avec différents diagrammes synthétisant informations clé. Parmi ces informations nous avons découvert les</text:span></text:span><text:span text:style-name="Police_20_par_20_défaut"><text:span text:style-name="T7"> KPI : les indicateurs clé de performance. </text:span></text:span><text:span text:style-name="Police_20_par_20_défaut"><text:span text:style-name="T18">Il s’agit de valeurs qui mesurent l’efficacité de certaines actions.</text:span></text:span></text:p>
      <text:p text:style-name="P19"><text:span text:style-name="Police_20_par_20_défaut"><text:span text:style-name="T50"><text:tab/></text:span></text:span><text:span text:style-name="Police_20_par_20_défaut"><text:span text:style-name="T53">Objectif de l</text:span></text:span><text:span text:style-name="Police_20_par_20_défaut"><text:span text:style-name="T51">a BI</text:span></text:span></text:p>
      <text:p text:style-name="P31"><text:span text:style-name="Police_20_par_20_défaut"><text:span text:style-name="T12"><text:tab/>La BI est à l’origine destinée aux haut-dirigeants des entreprises, bien que la tendance soit à une utilisation à tous les niveaux </text:span></text:span><text:span text:style-name="Police_20_par_20_défaut"><text:span text:style-name="T15">de la hiérarchie</text:span></text:span><text:span text:style-name="Police_20_par_20_défaut"><text:span text:style-name="T12">. </text:span></text:span><text:span text:style-name="Police_20_par_20_défaut"><text:span text:style-name="T15">Cela</text:span></text:span><text:span text:style-name="Police_20_par_20_défaut"><text:span text:style-name="T12"> permet d’avoir une vue d’ensemble </text:span></text:span><text:span text:style-name="Police_20_par_20_défaut"><text:span text:style-name="T16">des informations pertinentes </text:span></text:span><text:span text:style-name="Police_20_par_20_défaut"><text:span text:style-name="T12">qui permette de prendre les meilleurs décisions. </text:span></text:span><text:span text:style-name="Police_20_par_20_défaut"><text:span text:style-name="T19">Cela permet notamment de mettre en relation les différentes dimensions (RH, achat, marketing…) avec des éléments quantitatifs (quantité de tel ou tel produit acheté…). </text:span></text:span><text:span text:style-name="Police_20_par_20_défaut"><text:span text:style-name="T20">L’idée étant d’avoir un </text:span></text:span><text:span text:style-name="Police_20_par_20_défaut"><text:span text:style-name="T24">Système</text:span></text:span><text:span text:style-name="Police_20_par_20_défaut"><text:span text:style-name="T8"> d’Information Décisionnel (SID) </text:span></text:span><text:span text:style-name="Police_20_par_20_défaut"><text:span text:style-name="T20">qui permette aux </text:span></text:span><text:span text:style-name="Police_20_par_20_défaut"><text:span text:style-name="T24">utilisateurs finaux</text:span></text:span><text:span text:style-name="Police_20_par_20_défaut"><text:span text:style-name="T20"> d’</text:span></text:span><text:span text:style-name="Police_20_par_20_défaut"><text:span text:style-name="T24">a</text:span></text:span><text:span text:style-name="Police_20_par_20_défaut"><text:span text:style-name="T20">voir uniquement </text:span></text:span><text:span text:style-name="Police_20_par_20_défaut"><text:span text:style-name="T24">accès aux</text:span></text:span><text:span text:style-name="Police_20_par_20_défaut"><text:span text:style-name="T20"> </text:span></text:span><text:span text:style-name="Police_20_par_20_défaut"><text:span text:style-name="T24">données</text:span></text:span><text:span text:style-name="Police_20_par_20_défaut"><text:span text:style-name="T20"> dont ils ont besoin en fonction de leur poste, leur place dans la hiérarchie et leur localité.</text:span></text:span></text:p>
      <text:p text:style-name="P16"><text:soft-page-break/><text:span text:style-name="Police_20_par_20_défaut"><text:span text:style-name="T50"><text:tab/></text:span></text:span><text:span text:style-name="Police_20_par_20_défaut"><text:span text:style-name="T53">Fonctionnement de l</text:span></text:span><text:span text:style-name="Police_20_par_20_défaut"><text:span text:style-name="T51">a BI</text:span></text:span></text:p>
      <text:p text:style-name="P30"><text:span text:style-name="Police_20_par_20_défaut"><text:span text:style-name="T16"><text:tab/>Tout d’abord, les outils de BI ont besoin de données. Ces données sont </text:span></text:span><text:span text:style-name="Police_20_par_20_défaut"><text:span text:style-name="T12">internes </text:span></text:span><text:span text:style-name="Police_20_par_20_défaut"><text:span text:style-name="T16">à</text:span></text:span><text:span text:style-name="Police_20_par_20_défaut"><text:span text:style-name="T12"> l’entreprise <text:s/></text:span></text:span><text:span text:style-name="Police_20_par_20_défaut"><text:span text:style-name="T16">pour la plupart </text:span></text:span><text:span text:style-name="Police_20_par_20_défaut"><text:span text:style-name="T12">mais </text:span></text:span><text:span text:style-name="Police_20_par_20_défaut"><text:span text:style-name="T16">elles peuvent </text:span></text:span><text:span text:style-name="Police_20_par_20_défaut"><text:span text:style-name="T12">aussi ê</text:span></text:span><text:span text:style-name="Police_20_par_20_défaut"><text:span text:style-name="T16">tre</text:span></text:span><text:span text:style-name="Police_20_par_20_défaut"><text:span text:style-name="T12"> externes. </text:span></text:span><text:span text:style-name="Police_20_par_20_défaut"><text:span text:style-name="T16">Par exemple dans le cadre d’un outil d’analyse des habitudes des consommateurs d’un magasin de jardinage, les données de la</text:span></text:span><text:span text:style-name="Police_20_par_20_défaut"><text:span text:style-name="T12"> météo </text:span></text:span><text:span text:style-name="Police_20_par_20_défaut"><text:span text:style-name="T16">sont à prendre en compte car elles ont un lien direct avec les habitudes des consommateurs.</text:span></text:span></text:p>
      <text:p text:style-name="P33"><text:span text:style-name="Police_20_par_20_défaut"><text:span text:style-name="T19">À</text:span></text:span><text:span text:style-name="Police_20_par_20_défaut"><text:span text:style-name="T7"> </text:span></text:span><text:span text:style-name="Police_20_par_20_défaut"><text:span text:style-name="T19">l’origine des données affichées, il y a le </text:span></text:span><text:span text:style-name="Police_20_par_20_défaut"><text:span text:style-name="T7">modèle global du décisionnel : il s’agit de la synthétisation de toutes les données des différents flux de données d’une entreprise (ERP, RH, CRM, base de données, fichiers…). </text:span></text:span><text:span text:style-name="Police_20_par_20_défaut"><text:span text:style-name="T8">Cette synthétisation va créer un énorme modèle qui peut être interrogé pour générer les tableaux de bords des différents services, les bilans globaux…</text:span></text:span></text:p>
      <text:p text:style-name="P34"><text:span text:style-name="Police_20_par_20_défaut"><text:span text:style-name="T21">Cependant, </text:span></text:span><text:span text:style-name="Police_20_par_20_défaut"><text:span text:style-name="T8">avant d’exploiter </text:span></text:span><text:span text:style-name="Police_20_par_20_défaut"><text:span text:style-name="T21">l</text:span></text:span><text:span text:style-name="Police_20_par_20_défaut"><text:span text:style-name="T8">es données il faut les collecter </text:span></text:span><text:span text:style-name="Police_20_par_20_défaut"><text:span text:style-name="T21">depuis les nombreuses sources</text:span></text:span><text:span text:style-name="Police_20_par_20_défaut"><text:span text:style-name="T8">, les intégrer, les diffuser puis les présenter.</text:span></text:span></text:p>
      <text:p text:style-name="P13"><text:span text:style-name="Police_20_par_20_défaut"><text:span text:style-name="T27">Partie </text:span></text:span><text:span text:style-name="Police_20_par_20_défaut"><text:span text:style-name="T28">2</text:span></text:span><text:span text:style-name="Police_20_par_20_défaut"><text:span text:style-name="T27"> : </text:span></text:span><text:span text:style-name="Police_20_par_20_défaut"><text:span text:style-name="T28">Bilan personnel</text:span></text:span></text:p>
      <text:p text:style-name="P21"><text:span text:style-name="Police_20_par_20_défaut"><text:span text:style-name="T54"><text:tab/></text:span></text:span><text:span text:style-name="Police_20_par_20_défaut"><text:span text:style-name="T57">Plus qu’une</text:span></text:span><text:span text:style-name="Police_20_par_20_défaut"><text:span text:style-name="T56"> conférence</text:span></text:span></text:p>
      <text:p text:style-name="P24"><text:span text:style-name="Police_20_par_20_défaut"><text:span text:style-name="T32"><text:tab/>Avant de parler de ma réflexion sur cette conférence il me paraît important de parler de mon ressenti. J’ai trouvé Nadia très dynamique et impliquée dans cette conférence. Elle a passé un long moment à nous introduire les notions de BI petit à petit de façon à monter de plus en plus en complexité dans ses explications </text:span></text:span><text:span text:style-name="Police_20_par_20_défaut"><text:span text:style-name="T36">et thèmes abordés</text:span></text:span><text:span text:style-name="Police_20_par_20_défaut"><text:span text:style-name="T32">, sans pour autant nous perdre. De plus elle a illustré chacun des points qu’elle a abordé </text:span></text:span><text:span text:style-name="Police_20_par_20_défaut"><text:span text:style-name="T33">avec</text:span></text:span><text:span text:style-name="Police_20_par_20_défaut"><text:span text:style-name="T32"> </text:span></text:span><text:span text:style-name="Police_20_par_20_défaut"><text:span text:style-name="T36">au minimum un </text:span></text:span><text:span text:style-name="Police_20_par_20_défaut"><text:span text:style-name="T32">exemple très concret. </text:span></text:span><text:span text:style-name="Police_20_par_20_défaut"><text:span text:style-name="T33">Indirectement, cette conférence a été une sorte de cours de BI incroyablement bien structuré. Ce partage </text:span></text:span><text:span text:style-name="Police_20_par_20_défaut"><text:span text:style-name="T34">de connaissance</text:span></text:span><text:span text:style-name="Police_20_par_20_défaut"><text:span text:style-name="T35">s</text:span></text:span><text:span text:style-name="Police_20_par_20_défaut"><text:span text:style-name="T34"> </text:span></text:span><text:span text:style-name="Police_20_par_20_défaut"><text:span text:style-name="T35">et d’expériences </text:span></text:span><text:span text:style-name="Police_20_par_20_défaut"><text:span text:style-name="T34">a rendu la conférence d’autant plus intéressante.</text:span></text:span></text:p>
      <text:p text:style-name="P18"><text:span text:style-name="Police_20_par_20_défaut"><text:span text:style-name="T54"><text:tab/></text:span></text:span><text:span text:style-name="Police_20_par_20_défaut"><text:span text:style-name="T58">Un rassemblement de nos connaissances</text:span></text:span></text:p>
      <text:p text:style-name="P25"><text:span text:style-name="Police_20_par_20_défaut"><text:span text:style-name="T36"><text:tab/>La plupart de mes connaissance sur la BI viennent des cours du DUT comme la fonction des organisation, l’économie, la comptabilité </text:span></text:span><text:span text:style-name="Police_20_par_20_défaut"><text:span text:style-name="T38">ou</text:span></text:span><text:span text:style-name="Police_20_par_20_défaut"><text:span text:style-name="T36"> la GSI. Je peux affirmer ne pas avoir apprécié ces cours, cependant je dois reconnaître qu’ils m’ont apporté une sorte de culture économique très appréciable et avec du recul je trouve que ces connaissance sont très utiles tant dans ma vie de tous les jours que dans le monde professionnel. </text:span></text:span><text:span text:style-name="Police_20_par_20_défaut"><text:span text:style-name="T37">Après tout, se sont ces connaissances qui font la particularité du DUT.</text:span></text:span></text:p>
      <text:p text:style-name="P26"><text:span text:style-name="Police_20_par_20_défaut"><text:span text:style-name="T37">Lors de cette conférence, </text:span></text:span><text:span text:style-name="Police_20_par_20_défaut"><text:span text:style-name="T38">toutes ces connaissances ont été utiles. Du début à la fin, dans chaque outil de BI il nous avions besoin d’avoir eu ces cours pour comprendre l’objet, le but ou le fonctionnement de l’outil. Ayant un projet personnel en cours sur une application de gestion de mes dépenses avec des affichages de bilans, je me rends compte que j’ai déjà travaillé sur de la BI à mon échelle. Je constate donc que nous sommes déjà aptes à nous diriger dans ce domaine, </text:span></text:span><text:span text:style-name="Police_20_par_20_défaut"><text:span text:style-name="T39">même s’il nous faudra approfondir de nombreuses connaissance. La sensation que j’ai est que de tous les domaines que nous avons abordés en conférence, c’est la BI qui regroupe le plus de modules parmi ceux que nous avons étudiés.</text:span></text:span></text:p>
      <text:p text:style-name="P18"><text:span text:style-name="Police_20_par_20_défaut"><text:span text:style-name="T54"><text:tab/></text:span></text:span><text:span text:style-name="Police_20_par_20_défaut"><text:span text:style-name="T58">L’émergence d’un choix de spécialisation</text:span></text:span><text:span text:style-name="Police_20_par_20_défaut"><text:span text:style-name="T55"> ?</text:span></text:span></text:p>
      <text:p text:style-name="P23"><text:span text:style-name="Police_20_par_20_défaut"><text:span text:style-name="T40"><text:tab/>Actuellement mon projet de parcourt est encore en réflexion. Je suis </text:span></text:span><text:span text:style-name="Police_20_par_20_défaut"><text:span text:style-name="T41">juste </text:span></text:span><text:span text:style-name="Police_20_par_20_défaut"><text:span text:style-name="T40">sûr de vouloir faire une la </text:span></text:span><text:span text:style-name="Police_20_par_20_défaut"><text:span text:style-name="T43">L</text:span></text:span><text:span text:style-name="Police_20_par_20_défaut"><text:span text:style-name="T40">icence informatique générale à Lyon 1, suivie d’un </text:span></text:span><text:span text:style-name="Police_20_par_20_défaut"><text:span text:style-name="T43">M</text:span></text:span><text:span text:style-name="Police_20_par_20_défaut"><text:span text:style-name="T40">aster en alternance. </text:span></text:span><text:span text:style-name="Police_20_par_20_défaut"><text:span text:style-name="T41">En ce qui concerne</text:span></text:span><text:span text:style-name="Police_20_par_20_défaut"><text:span text:style-name="T40"> le </text:span></text:span><text:span text:style-name="Police_20_par_20_défaut"><text:span text:style-name="T43">M</text:span></text:span><text:span text:style-name="Police_20_par_20_défaut"><text:span text:style-name="T40">aster je n’ai pas encore fait de choix. J’apprécie beaucoup le web, mais en même temps la sécurité m’intéresse fortement. Normalement j’aurai des cours de sécurité au S4, je compte sur ces cours faire un premier choix de spécialisation.</text:span></text:span></text:p>
      <text:p text:style-name="P27"><text:span text:style-name="Police_20_par_20_défaut"><text:span text:style-name="T41">Je dois avouer que cette conférence m’a fait réfléchir quant aux possibilités de spécialisation. Je me suis rendu compte que mon projet </text:span></text:span><text:span text:style-name="Police_20_par_20_défaut"><text:span text:style-name="T42">personnel de gestion des dépenses </text:span></text:span><text:span text:style-name="Police_20_par_20_défaut"><text:span text:style-name="T43">est très orienté BI et c’est un projet sur lequel j’aime beaucoup travailler. Je vais donc me renseigner sur le Master en BI </text:span></text:span><text:span text:style-name="Police_20_par_20_défaut"><text:span text:style-name="T44">car il est possible qu’il m’intéresse.</text:span></text:span></text:p>
      <text:p text:style-name="P22"><text:span text:style-name="Police_20_par_20_défaut"><text:span text:style-name="T30">Conclusion</text:span></text:span></text:p>
      <text:p text:style-name="P22"><text:span text:style-name="Police_20_par_20_défaut"><text:span text:style-name="T31"><text:tab/></text:span></text:span><text:span text:style-name="Police_20_par_20_défaut"><text:span text:style-name="T45">Cette conférence aura été une très bonne expérience. J’y ai appris beaucoup de choses sur l’informatique décisionnel </text:span></text:span><text:span text:style-name="Police_20_par_20_défaut"><text:span text:style-name="T46">et j’ai pu constater une fois de plus l’utilité du double enseignement que nous recevons à l’IUT. Je me suis rendu compte que la BI est un domaine qui m’intéresse et cela a fait évoluer mon projet de spécialisation en Master. Mon choix n’est toujours pas déterminé mais la BI fait maintenant partie de ma liste de possibilit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16.5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6.218cm"/>
    </style:style>
    <style:style style:name="Tableau2.B" style:family="table-column">
      <style:table-column-properties style:column-width="7.382cm"/>
    </style:style>
    <style:style style:name="Tableau2.C" style:family="table-column">
      <style:table-column-properties style:column-width="3.016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Header">
      <style:text-properties fo:language="fr" fo:country="FR"/>
    </style:style>
    <style:style style:name="MP3"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MP4"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M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53cf07"/>
    </style:style>
    <style:style style:name="MT2" style:family="text">
      <style:text-properties fo:language="fr" fo:country="FR" officeooo:rsid="0036bed1" style:language-asian="en" style:country-asian="US" style:language-complex="ar" style:country-complex="SA"/>
    </style:style>
    <style:style style:name="MT3" style:family="text">
      <style:text-properties fo:language="fr" fo:country="FR" style:language-asian="en" style:country-asian="US" style:language-complex="ar" style:country-complex="SA"/>
    </style:style>
    <style:style style:name="MT4" style:family="text">
      <style:text-properties officeooo:rsid="0036bed1"/>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mpte rendu sur <text:span text:style-name="MT1">une conférence métier</text:span></text:p>
            </table:table-cell>
          </table:table-row>
        </table:table>
        <text:p text:style-name="MP2"/>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Julien Giraud - g1s3</text:p>
            </table:table-cell>
            <table:table-cell table:style-name="Tableau2.A1" office:value-type="string">
              <text:p text:style-name="MP4"><text:span text:style-name="MT2">Le </text:span><text:span text:style-name="MT3"><text:date style:data-style-name="N76" text:date-value="2019-01-18T15:14:12.760405512">18 janvier 2019</text:date></text:span></text:p>
            </table:table-cell>
            <table:table-cell table:style-name="Tableau2.A1" office:value-type="string">
              <text:p text:style-name="MP5"><text:span text:style-name="MT4">page </text:span><text:page-number text:select-page="current">2</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5.1.6.2$Linux_X86_64 LibreOffice_project/10m0$Build-2</meta:generator>
    <meta:document-statistic meta:table-count="2" meta:image-count="0" meta:object-count="0" meta:page-count="4" meta:paragraph-count="35" meta:word-count="1215" meta:character-count="7411" meta:non-whitespace-character-count="6210"/>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